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a0ff" officeooo:paragraph-rsid="000ca0ff"/>
    </style:style>
    <style:style style:name="P2" style:family="paragraph" style:parent-style-name="Standard">
      <style:text-properties officeooo:rsid="000d91a7" officeooo:paragraph-rsid="000d91a7"/>
    </style:style>
    <style:style style:name="P3" style:family="paragraph" style:parent-style-name="Standard">
      <style:text-properties officeooo:paragraph-rsid="000d91a7"/>
    </style:style>
    <style:style style:name="P4" style:family="paragraph" style:parent-style-name="Standard">
      <style:text-properties fo:font-weight="normal" officeooo:rsid="000d91a7" officeooo:paragraph-rsid="000d91a7" style:font-weight-asian="normal" style:font-weight-complex="normal"/>
    </style:style>
    <style:style style:name="P5" style:family="paragraph" style:parent-style-name="Standard">
      <style:text-properties fo:font-weight="normal" officeooo:rsid="000d9e55" officeooo:paragraph-rsid="000d9e55" style:font-weight-asian="normal" style:font-weight-complex="normal"/>
    </style:style>
    <style:style style:name="P6" style:family="paragraph" style:parent-style-name="Standard">
      <style:text-properties fo:font-weight="normal" officeooo:rsid="000dbe4c" officeooo:paragraph-rsid="000dbe4c" style:font-weight-asian="normal" style:font-weight-complex="normal"/>
    </style:style>
    <style:style style:name="P7" style:family="paragraph" style:parent-style-name="Standard">
      <style:text-properties fo:font-weight="normal" officeooo:rsid="000fa5c7" officeooo:paragraph-rsid="000fa5c7" style:font-weight-asian="normal" style:font-weight-complex="normal"/>
    </style:style>
    <style:style style:name="P8" style:family="paragraph" style:parent-style-name="Standard">
      <style:text-properties fo:font-weight="normal" officeooo:rsid="0010ce89" officeooo:paragraph-rsid="0010ce89" style:font-weight-asian="normal" style:font-weight-complex="normal"/>
    </style:style>
    <style:style style:name="P9" style:family="paragraph" style:parent-style-name="Standard">
      <style:text-properties fo:font-weight="normal" officeooo:rsid="0010ce89" officeooo:paragraph-rsid="0010eab5" style:font-weight-asian="normal" style:font-weight-complex="normal"/>
    </style:style>
    <style:style style:name="P10" style:family="paragraph" style:parent-style-name="Standard">
      <style:text-properties fo:font-weight="bold" officeooo:rsid="000d9e55" officeooo:paragraph-rsid="000d9e55" style:font-weight-asian="bold" style:font-weight-complex="bold"/>
    </style:style>
    <style:style style:name="P11" style:family="paragraph" style:parent-style-name="Standard">
      <style:text-properties fo:font-weight="bold" officeooo:rsid="000ca0ff" officeooo:paragraph-rsid="000ca0ff" style:font-weight-asian="bold" style:font-weight-complex="bold"/>
    </style:style>
    <style:style style:name="P12" style:family="paragraph" style:parent-style-name="Standard">
      <style:text-properties fo:font-weight="bold" officeooo:rsid="000dbe4c" officeooo:paragraph-rsid="000dbe4c" style:font-weight-asian="bold" style:font-weight-complex="bold"/>
    </style:style>
    <style:style style:name="T1" style:family="text">
      <style:text-properties officeooo:rsid="000d91a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officeooo:rsid="000d91a7" style:font-weight-asian="normal" style:font-weight-complex="normal"/>
    </style:style>
    <style:style style:name="T4" style:family="text">
      <style:text-properties officeooo:rsid="000dbe4c"/>
    </style:style>
    <style:style style:name="T5" style:family="text">
      <style:text-properties officeooo:rsid="0010ce89"/>
    </style:style>
    <style:style style:name="T6" style:family="text">
      <style:text-properties officeooo:rsid="0010ea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men</text:p>
      <text:p text:style-name="P1"/>
      <text:p text:style-name="P1">Laboratorio 1 Comercio Electronico</text:p>
      <text:p text:style-name="P1"/>
      <text:p text:style-name="P11">Integrantes</text:p>
      <text:p text:style-name="P1">Aguilar Mendoza, Cristian Edgardo</text:p>
      <text:p text:style-name="P1">Ayala Santos, Cely anabella</text:p>
      <text:p text:style-name="P1">Flamenco Lemus, Wilfredo Jose</text:p>
      <text:p text:style-name="P1">Rogel Lopèz, Jhony William</text:p>
      <text:p text:style-name="P1">Zelaya Vasquez, Jose Miguel</text:p>
      <text:p text:style-name="P1"/>
      <text:p text:style-name="P2">Se eligió un método Cuantitativo: <text:span text:style-name="T2">Analítica Web</text:span></text:p>
      <text:p text:style-name="P2"><text:span text:style-name="T2"/></text:p>
      <text:p text:style-name="P4">Por la facilidad para obtener información sobre el numero de visitas de la pagina,tiempo que dedica,temas de interés, problemas que existan en el sitio.</text:p>
      <text:p text:style-name="P3"><text:span text:style-name="T3">Obtener información que tan </text:span>persua<text:span text:style-name="T1">sibo</text:span> <text:span text:style-name="T3">resulta el sitio en base al numero de desplazamientos <text:s/>a través de las distintas paginas que el sitio presenta.</text:span></text:p>
      <text:p text:style-name="P3"><text:span text:style-name="T3"/></text:p>
      <text:p text:style-name="P10"><text:span text:style-name="T4">Evaluación</text:span> de la <text:span text:style-name="T4">pagina</text:span> de La Universidad de El Salvador</text:p>
      <text:p text:style-name="P5"/>
      <text:p text:style-name="P5">La pagina puede mejorar la estructura que le presenta al usuario, no contiene oferta académica, información,<text:span text:style-name="T4">no posee opción de idiomas para visitantes extranjeros,presenta poca informacion.</text:span></text:p>
      <text:p text:style-name="P5"/>
      <text:p text:style-name="P12">Evaluación de Expediente Académico FIA</text:p>
      <text:p text:style-name="P6">El inicio es poco agradable al Usuario.</text:p>
      <text:p text:style-name="P7">Podría mostrar el nombre y foto del usuario en ves del avatar</text:p>
      <text:p text:style-name="P7">El sistema <text:span text:style-name="T5">debería</text:span> de manejar un campo sobre la <text:span text:style-name="T5">carrera</text:span> del usuario y no <text:s/>preguntarla en cada proceso</text:p>
      <text:p text:style-name="P8">No muestra Carga Académica</text:p>
      <text:p text:style-name="P8">No es Responsivo <text:s/></text:p>
      <text:p text:style-name="P9">No posee infografia de acuerdo a la UES</text:p>
      <text:p text:style-name="P9"><text:span text:style-name="T6">Por defecto deberia de mostrar el ciclo actual </text:span></text:p>
      <text:p text:style-name="P9"><text:s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23:44:18.443000000</meta:creation-date>
    <dc:date>2017-08-16T00:42:38.046000000</dc:date>
    <meta:editing-duration>PT37M16S</meta:editing-duration>
    <meta:editing-cycles>6</meta:editing-cycles>
    <meta:generator>LibreOffice/5.3.0.3$Windows_x86 LibreOffice_project/7074905676c47b82bbcfbea1aeefc84afe1c50e1</meta:generator>
    <meta:document-statistic meta:table-count="0" meta:image-count="0" meta:object-count="0" meta:page-count="1" meta:paragraph-count="22" meta:word-count="181" meta:character-count="1158" meta:non-whitespace-character-count="992"/>
  </office:meta>
</office:document-meta>
</file>